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63b" officeooo:paragraph-rsid="0007863b"/>
    </style:style>
    <style:style style:name="P2" style:family="paragraph" style:parent-style-name="Standard">
      <style:text-properties officeooo:rsid="0007863b" officeooo:paragraph-rsid="0007863b"/>
    </style:style>
    <style:style style:name="T1" style:family="text">
      <style:text-properties officeooo:rsid="000a5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>- Calpha-RSMD: what does it measures exactly? Why the C alpha?</text:p>
      <text:p text:style-name="P1">- What is all-atom energy (fig1 of Bradley 2005 Science paper)</text:p>
      <text:p text:style-name="P1">- <text:span text:style-name="T1">About my predictor: what is the exact aim? Separate between globular and signal peptide, right? But then, what about the N-terminal transmembrane domains that are very similar to signal peptides? Are they taken in this case as the same ?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00:41.859604941</meta:creation-date>
    <dc:date>2017-03-01T15:28:49.194040318</dc:date>
    <meta:editing-duration>PT2H27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4" meta:character-count="373" meta:non-whitespace-character-count="312"/>
  </office:meta>
</office:document-meta>
</file>